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62000002A065B60606.png" manifest:media-type=""/>
  <manifest:file-entry manifest:full-path="Pictures/1000000000000462000002A01D4BB31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horizontal-pos="right" style:horizontal-rel="paragraph" style:mirror="horizontal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right" style:horizontal-rel="paragraph" style:mirror="horizontal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2" text:anchor-type="paragraph" svg:width="1.8693in" svg:height="1.1193in" draw:z-index="0"><draw:image xlink:href="Pictures/1000000000000462000002A01D4BB312.png" xlink:type="simple" xlink:show="embed" xlink:actuate="onLoad"/></draw:frame><draw:frame draw:style-name="fr2" draw:name="graphics1" text:anchor-type="paragraph" svg:width="1.8693in" svg:height="1.1193in" draw:z-index="1"><draw:image xlink:href="Pictures/1000000000000462000002A065B60606.png" xlink:type="simple" xlink:show="embed" xlink:actuate="onLoad"/></draw:frame><draw:frame draw:style-name="fr3" draw:name="graphics3" text:anchor-type="paragraph" svg:y="2.4661in" svg:width="1.8693in" svg:height="1.1193in" draw:z-index="2"><draw:image xlink:href="Pictures/1000000000000462000002A065B60606.png" xlink:type="simple" xlink:show="embed" xlink:actuate="onLoad"/></draw:frame><draw:frame draw:style-name="fr3" draw:name="graphics4" text:anchor-type="paragraph" svg:y="5.2693in" svg:width="1.8693in" svg:height="1.1193in" draw:z-index="3"><draw:image xlink:href="Pictures/1000000000000462000002A065B60606.png" xlink:type="simple" xlink:show="embed" xlink:actuate="onLoad"/></draw:frame><draw:frame draw:style-name="fr3" draw:name="graphics5" text:anchor-type="paragraph" svg:y="8.1728in" svg:width="1.8693in" svg:height="1.1193in" draw:z-index="4"><draw:image xlink:href="Pictures/1000000000000462000002A065B60606.png" xlink:type="simple" xlink:show="embed" xlink:actuate="onLoad"/></draw:frame><draw:frame draw:style-name="fr4" draw:name="graphics6" text:anchor-type="paragraph" svg:y="2.4661in" svg:width="1.8693in" svg:height="1.1193in" draw:z-index="5"><draw:image xlink:href="Pictures/1000000000000462000002A01D4BB312.png" xlink:type="simple" xlink:show="embed" xlink:actuate="onLoad"/></draw:frame><draw:frame draw:style-name="fr4" draw:name="graphics7" text:anchor-type="paragraph" svg:y="5.2693in" svg:width="1.8693in" svg:height="1.1193in" draw:z-index="6"><draw:image xlink:href="Pictures/1000000000000462000002A01D4BB312.png" xlink:type="simple" xlink:show="embed" xlink:actuate="onLoad"/></draw:frame><draw:frame draw:style-name="fr4" draw:name="graphics8" text:anchor-type="paragraph" svg:y="8.1728in" svg:width="1.8693in" svg:height="1.1193in" draw:z-index="7"><draw:image xlink:href="Pictures/1000000000000462000002A01D4BB3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1T15:59:40.696795393</meta:creation-date>
    <dc:date>2014-04-11T16:03:18.444688262</dc:date>
    <meta:editing-duration>P0D</meta:editing-duration>
    <meta:editing-cycles>1</meta:editing-cycles>
    <meta:document-statistic meta:table-count="0" meta:image-count="8" meta:object-count="0" meta:page-count="1" meta:paragraph-count="0" meta:word-count="0" meta:character-count="0" meta:non-whitespace-character-count="0"/>
    <meta:generator>LibreOffice/4.1.3.2$Linux_x86 LibreOffice_project/410m0$Build-2</meta:generator>
  </office:meta>
</office:document-meta>
</file>